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26a269" loext:opacity="100%" fo:font-weight="bold"/>
    </style:style>
    <style:style style:name="T2" style:family="text">
      <style:text-properties fo:color="#12488b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1">student@softlab-Veriton-M4665G</text:span>:<text:span text:style-name="T2">~</text:span>$ ifconfig</text:p>
      <text:p text:style-name="Preformatted_20_Text">enp2s0: flags=4163&lt;UP,BROADCAST,RUNNING,MULTICAST&gt; <text:s/>mtu 1500</text:p>
      <text:p text:style-name="Preformatted_20_Text"><text:s text:c="8"/>inet 192.168.20.27 <text:s/>netmask 255.255.255.0 <text:s/>broadcast 192.168.20.255</text:p>
      <text:p text:style-name="Preformatted_20_Text"><text:s text:c="8"/>inet6 fe80::2466:6752:7a5f:7310 <text:s/>prefixlen 64 <text:s/>scopeid 0x20&lt;link&gt;</text:p>
      <text:p text:style-name="Preformatted_20_Text"><text:s text:c="8"/>ether 1c:69:7a:82:3e:0b <text:s/>txqueuelen 1000 <text:s/>(Ethernet)</text:p>
      <text:p text:style-name="Preformatted_20_Text"><text:s text:c="8"/>RX packets 2479 <text:s/>bytes 335933 (335.9 KB)</text:p>
      <text:p text:style-name="Preformatted_20_Text"><text:s text:c="8"/>RX errors 0 <text:s/>dropped 30 <text:s/>overruns 0 <text:s/>frame 0</text:p>
      <text:p text:style-name="Preformatted_20_Text"><text:s text:c="8"/>TX packets 216 <text:s/>bytes 28559 (28.5 KB)</text:p>
      <text:p text:style-name="Preformatted_20_Text"><text:s text:c="8"/>TX errors 0 <text:s/>dropped 0 overruns 0 <text:s/>carrier 0 <text:s/>collisions 0</text:p>
      <text:p text:style-name="Preformatted_20_Text"/>
      <text:p text:style-name="Preformatted_20_Text">lo: flags=73&lt;UP,LOOPBACK,RUNNING&gt; <text:s/>mtu 65536</text:p>
      <text:p text:style-name="Preformatted_20_Text"><text:s text:c="8"/>inet 127.0.0.1 <text:s/>netmask 255.0.0.0</text:p>
      <text:p text:style-name="Preformatted_20_Text"><text:s text:c="8"/>inet6 ::1 <text:s/>prefixlen 128 <text:s/>scopeid 0x10&lt;host&gt;</text:p>
      <text:p text:style-name="Preformatted_20_Text"><text:s text:c="8"/>loop <text:s/>txqueuelen 1000 <text:s/>(Local Loopback)</text:p>
      <text:p text:style-name="Preformatted_20_Text"><text:s text:c="8"/>RX packets 963 <text:s/>bytes 75620 (75.6 KB)</text:p>
      <text:p text:style-name="Preformatted_20_Text"><text:s text:c="8"/>RX errors 0 <text:s/>dropped 0 <text:s/>overruns 0 <text:s/>frame 0</text:p>
      <text:p text:style-name="Preformatted_20_Text"><text:s text:c="8"/>TX packets 963 <text:s/>bytes 75620 (75.6 KB)</text:p>
      <text:p text:style-name="Preformatted_20_Text"><text:s text:c="8"/>TX errors 0 <text:s/>dropped 0 overruns 0 <text:s/>carrier 0 <text:s/>collisions 0</text:p>
      <text:p text:style-name="Preformatted_20_Text"/>
      <text:p text:style-name="Preformatted_20_Text">wlp3s0: flags=4099&lt;UP,BROADCAST,MULTICAST&gt; <text:s/>mtu 1500</text:p>
      <text:p text:style-name="Preformatted_20_Text"><text:s text:c="8"/>ether d0:37:45:f5:93:32 <text:s/>txqueuelen 1000 <text:s/>(Ethernet)</text:p>
      <text:p text:style-name="Preformatted_20_Text"><text:s text:c="8"/>RX packets 0 <text:s/>bytes 0 (0.0 B)</text:p>
      <text:p text:style-name="Preformatted_20_Text"><text:s text:c="8"/>RX errors 0 <text:s/>dropped 0 <text:s/>overruns 0 <text:s/>frame 0</text:p>
      <text:p text:style-name="Preformatted_20_Text"><text:s text:c="8"/>TX packets 0 <text:s/>bytes 0 (0.0 B)</text:p>
      <text:p text:style-name="Preformatted_20_Text"><text:s text:c="8"/>TX errors 0 <text:s/>dropped 0 overruns 0 <text:s/>carrier 0 <text:s/>collisions 0</text:p>
      <text:p text:style-name="Preformatted_20_Text"/>
      <text:p text:style-name="Preformatted_20_Text"><text:span text:style-name="T1">student@softlab-Veriton-M4665G</text:span>:<text:span text:style-name="T2">~</text:span>$ ssh 24mca51@192.168.20.100</text:p>
      <text:p text:style-name="Preformatted_20_Text">@@@@@@@@@@@@@@@@@@@@@@@@@@@@@@@@@@@@@@@@@@@@@@@@@@@@@@@@@@@</text:p>
      <text:p text:style-name="Preformatted_20_Text">@ <text:s text:c="3"/>WARNING: REMOTE HOST IDENTIFICATION HAS CHANGED! <text:s text:c="4"/>@</text:p>
      <text:p text:style-name="Preformatted_20_Text">@@@@@@@@@@@@@@@@@@@@@@@@@@@@@@@@@@@@@@@@@@@@@@@@@@@@@@@@@@@</text:p>
      <text:p text:style-name="Preformatted_20_Text">IT IS POSSIBLE THAT SOMEONE IS DOING SOMETHING NASTY!</text:p>
      <text:p text:style-name="Preformatted_20_Text">Someone could be eavesdropping on you right now (man-in-the-middle attack)!</text:p>
      <text:p text:style-name="Preformatted_20_Text">It is also possible that a host key has just been changed.</text:p>
      <text:p text:style-name="Preformatted_20_Text">The fingerprint for the ED25519 key sent by the remote host is</text:p>
      <text:p text:style-name="Preformatted_20_Text">SHA256:BnAHGT10FXA4qDmRgEf2ifqrzOZ132QfwIwov5THWdg.</text:p>
      <text:p text:style-name="Preformatted_20_Text">Please contact your system administrator.</text:p>
      <text:p text:style-name="Preformatted_20_Text">Add correct host key in /home/student/.ssh/known_hosts to get rid of this message.</text:p>
      <text:p text:style-name="Preformatted_20_Text">Offending ECDSA key in /home/student/.ssh/known_hosts:6</text:p>
      <text:p text:style-name="Preformatted_20_Text"><text:s text:c="2"/>remove with:</text:p>
      <text:p text:style-name="Preformatted_20_Text"><text:s text:c="2"/>ssh-keygen -f "/home/student/.ssh/known_hosts" -R "192.168.20.100"</text:p>
      <text:p text:style-name="Preformatted_20_Text">Host key for 192.168.20.100 has changed and you have requested strict checking.</text:p>
      <text:p text:style-name="Preformatted_20_Text">Host key verification failed.</text:p>
      <text:p text:style-name="Preformatted_20_Text"><text:span text:style-name="T1">student@softlab-Veriton-M4665G</text:span>:<text:span text:style-name="T2">~</text:span>$ ssh-keygen -f "/home/student/.ssh/known_hosts" -R "192.168.20.100"</text:p>
      <text:p text:style-name="Preformatted_20_Text"># Host 192.168.20.100 found: line 4</text:p>
      <text:p text:style-name="Preformatted_20_Text"># Host 192.168.20.100 found: line 5</text:p>
      <text:p text:style-name="Preformatted_20_Text"># Host 192.168.20.100 found: line 6</text:p>
      <text:p text:style-name="Preformatted_20_Text">/home/student/.ssh/known_hosts updated.</text:p>
      <text:p text:style-name="Preformatted_20_Text">Original contents retained as /home/student/.ssh/known_hosts.old</text:p>
      <text:p text:style-name="Preformatted_20_Text"><text:span text:style-name="T1">student@softlab-Veriton-M4665G</text:span>:<text:span text:style-name="T2">~</text:span>$ ssh 24mca51@192.168.20.100</text:p>
      <text:p text:style-name="Preformatted_20_Text">The authenticity of host &amp;apos;192.168.20.100 (192.168.20.100)&amp;apos; can&amp;apos;t be established.</text:p>
      <text:p text:style-name="Preformatted_20_Text">ED25519 key fingerprint is SHA256:BnAHGT10FXA4qDmRgEf2ifqrzOZ132QfwIwov5THWdg.</text:p>
      <text:p text:style-name="Preformatted_20_Text">This key is not known by any other names</text:p>
      <text:p text:style-name="Preformatted_20_Text">Are you sure you want to continue connecting (yes/no/[fingerprint])? yes</text:p>
      <text:p text:style-name="Preformatted_20_Text">Warning: Permanently added &amp;apos;192.168.20.100&amp;apos; (ED25519) to the list of known hosts.</text:p>
      <text:p text:style-name="Preformatted_20_Text">24mca51@192.168.20.100&amp;apos;s password: </text:p>
      <text:p text:style-name="Preformatted_20_Text">Welcome to Ubuntu 22.04.4 LTS (GNU/Linux 5.15.0-127-generic x86_64)</text:p>
      <text:p text:style-name="Preformatted_20_Text"/>
      <text:p text:style-name="Preformatted_20_Text"><text:s/>* Documentation: <text:s/>https://help.ubuntu.com</text:p>
      <text:p text:style-name="Preformatted_20_Text"><text:s/>* Management: <text:s text:c="4"/>https://landscape.canonical.com</text:p>
      <text:p text:style-name="Preformatted_20_Text"><text:s/>* Support: <text:s text:c="7"/>https://ubuntu.com/pro</text:p>
      <text:p text:style-name="Preformatted_20_Text"><text:soft-page-break/></text:p>
      <text:p text:style-name="Preformatted_20_Text"><text:s text:c="2"/>System information as of Mon Feb 10 01:16:24 PM IST 2025</text:p>
      <text:p text:style-name="Preformatted_20_Text"/>
      <text:p text:style-name="Preformatted_20_Text"><text:s text:c="2"/>System load: <text:s/>3.08349609375 <text:s text:c="5"/>Temperature: <text:s text:c="10"/>44.0 C</text:p>
      <text:p text:style-name="Preformatted_20_Text"><text:s text:c="2"/>Usage of /: <text:s text:c="2"/>23.5% of 97.87GB <text:s text:c="2"/>Processes: <text:s text:c="12"/>546</text:p>
      <text:p text:style-name="Preformatted_20_Text"><text:s text:c="2"/>Memory usage: 13% <text:s text:c="15"/>Users logged in: <text:s text:c="6"/>12</text:p>
      <text:p text:style-name="Preformatted_20_Text"><text:s text:c="2"/>Swap usage: <text:s text:c="2"/>0% <text:s text:c="16"/>IPv4 address for eno1: 192.168.20.100</text:p>
      <text:p text:style-name="Preformatted_20_Text"/>
      <text:p text:style-name="Preformatted_20_Text"/>
      <text:p text:style-name="Preformatted_20_Text">Expanded Security Maintenance for Applications is not enabled.</text:p>
      <text:p text:style-name="Preformatted_20_Text"/>
      <text:p text:style-name="Preformatted_20_Text">81 updates can be applied immediately.</text:p>
      <text:p text:style-name="Preformatted_20_Text">25 of these updates are standard security updates.</text:p>
      <text:p text:style-name="Preformatted_20_Text">To see these additional updates run: apt list --upgradable</text:p>
      <text:p text:style-name="Preformatted_20_Text"/>
      <text:p text:style-name="Preformatted_20_Text">Enable ESM Apps to receive additional future security updates.</text:p>
      <text:p text:style-name="Preformatted_20_Text">See https://ubuntu.com/esm or run: sudo pro status</text:p>
      <text:p text:style-name="Preformatted_20_Text"/>
      <text:p text:style-name="Preformatted_20_Text"/>
      <text:p text:style-name="Preformatted_20_Text">The list of available updates is more than a week old.</text:p>
      <text:p text:style-name="Preformatted_20_Text">To check for new updates run: sudo apt update</text:p>
      <text:p text:style-name="Preformatted_20_Text">Failed to connect to https://changelogs.ubuntu.com/meta-release-lts. Check your Internet connection or proxy settings</text:p>
      <text:p text:style-name="Preformatted_20_Text"/>
      <text:p text:style-name="Preformatted_20_Text"/>
      <text:p text:style-name="Preformatted_20_Text"><text:span text:style-name="T1">24mca51@mcaserver</text:span>:<text:span text:style-name="T2">~</text:span>$ mysql -u 24mca51 -v</text:p>
      <text:p text:style-name="Preformatted_20_Text">ERROR 1045 (28000): Access denied for user &amp;apos;24mca51&amp;apos;@&amp;apos;localhost&amp;apos; (using password: NO)</text:p>
      <text:p text:style-name="Preformatted_20_Text"><text:span text:style-name="T1">24mca51@mcaserver</text:span>:<text:span text:style-name="T2">~</text:span>$ mysql -u 24mca51 -p</text:p>
      <text:p text:style-name="Preformatted_20_Text">Enter password: </text:p>
      <text:p text:style-name="Preformatted_20_Text">Welcome to the MySQL monitor. <text:s/>Commands end with ; or \g.</text:p>
      <text:p text:style-name="Preformatted_20_Text">Your MySQL connection id is 31</text:p>
      <text:p text:style-name="Preformatted_20_Text">Server version: 8.0.40-0ubuntu0.22.04.1 (Ubuntu)</text:p>
      <text:p text:style-name="Preformatted_20_Text"/>
      <text:p text:style-name="Preformatted_20_Text">Copyright (c) 2000, 2024, Oracle and/or its affiliates.</text:p>
      <text:p text:style-name="Preformatted_20_Text"/>
      <text:p text:style-name="Preformatted_20_Text">Oracle is a registered trademark of Oracle Corporation and/or its</text:p>
      <text:p text:style-name="Preformatted_20_Text">affiliates. Other names may be trademarks of their respective</text:p>
      <text:p text:style-name="Preformatted_20_Text">owners.</text:p>
      <text:p text:style-name="Preformatted_20_Text"/>
      <text:p text:style-name="Preformatted_20_Text">Type &amp;apos;help;&amp;apos; or &amp;apos;\h&amp;apos; for help. Type &amp;apos;\c&amp;apos; to clear the current input statement.</text:p>
      <text:p text:style-name="Preformatted_20_Text"/>
      <text:p text:style-name="Preformatted_20_Text">mysql&gt; SHOW DATABASE</text:p>
      <text:p text:style-name="Preformatted_20_Text"><text:s text:c="4"/>-&gt; ;</text:p>
      <text:p text:style-name="Preformatted_20_Text">ERROR 1064 (42000): You have an error in your SQL syntax; check the manual that corresponds to your MySQL server version for the right syntax to use near &amp;apos;DATABASE&amp;apos; at line 1</text:p>
      <text:p text:style-name="Preformatted_20_Text">mysql&gt; SHOW DATABASES;</text:p>
      <text:p text:style-name="Preformatted_20_Text">+--------------------+</text:p>
      <text:p text:style-name="Preformatted_20_Text">| Database <text:s text:c="10"/>|</text:p>
      <text:p text:style-name="Preformatted_20_Text">+--------------------+</text:p>
      <text:p text:style-name="Preformatted_20_Text">| 24mca51 <text:s text:c="11"/>|</text:p>
      <text:p text:style-name="Preformatted_20_Text">| information_schema |</text:p>
      <text:p text:style-name="Preformatted_20_Text">| performance_schema |</text:p>
      <text:p text:style-name="Preformatted_20_Text">+--------------------+</text:p>
      <text:p text:style-name="Preformatted_20_Text">3 rows in set (0.00 sec)</text:p>
      <text:p text:style-name="Preformatted_20_Text"/>
      <text:p text:style-name="Preformatted_20_Text">mysql&gt; CREATE DATABASE student;</text:p>
      <text:p text:style-name="Preformatted_20_Text">ERROR 1044 (42000): Access denied for user &amp;apos;24mca51&amp;apos;@&amp;apos;%&amp;apos; to database &amp;apos;student&amp;apos;</text:p>
      <text:p text:style-name="Preformatted_20_Text">mysql&gt; USE DATABASE 24mca51;</text:p>
      <text:p text:style-name="Preformatted_20_Text">ERROR 1044 (42000): Access denied for user &amp;apos;24mca51&amp;apos;@&amp;apos;%&amp;apos; to database &amp;apos;DATABASE&amp;apos;</text:p>
      <text:p text:style-name="Preformatted_20_Text"><text:soft-page-break/>mysql&gt; USE <text:s/>24mca51;</text:p>
      <text:p text:style-name="Preformatted_20_Text">Database changed</text:p>
      <text:p text:style-name="Preformatted_20_Text">mysql&gt; CREATE TABLE student( rollnum int(10),name varchar(250),;</text:p>
      <text:p text:style-name="Preformatted_20_Text">ERROR 1064 (42000): You have an error in your SQL syntax; check the manual that corresponds to your MySQL server version for the right syntax to use near &amp;apos;&amp;apos; at line 1</text:p>
      <text:p text:style-name="Preformatted_20_Text">mysql&gt; CREATE TABLE student( rollnum int(10),name varchar(250),dob date,address varchar(250),phonenum varchar(50),bloodgroop varchar(10);</text:p>
      <text:p text:style-name="Preformatted_20_Text">ERROR 1064 (42000): You have an error in your SQL syntax; check the manual that corresponds to your MySQL server version for the right syntax to use near &amp;apos;&amp;apos; at line 1</text:p>
      <text:p text:style-name="Preformatted_20_Text">mysql&gt; CREATE TABLE student( rollnum int(10),name varchar(250),dob date,address varchar(250),phonenum varchar(50),bloodgroop varchar(10));</text:p>
      <text:p text:style-name="Preformatted_20_Text">Query OK, 0 rows affected, 1 warning (0.54 sec)</text:p>
      <text:p text:style-name="Preformatted_20_Text"/>
      <text:p text:style-name="Preformatted_20_Text">mysql&gt; desc</text:p>
      <text:p text:style-name="Preformatted_20_Text"><text:s text:c="4"/>-&gt; ;</text:p>
      <text:p text:style-name="Preformatted_20_Text">ERROR 1064 (42000): You have an error in your SQL syntax; check the manual that corresponds to your MySQL server version for the right syntax to use near &amp;apos;&amp;apos; at line 1</text:p>
      <text:p text:style-name="Preformatted_20_Text">mysql&gt; desc student;</text:p>
      <text:p text:style-name="Preformatted_20_Text">+------------+--------------+------+-----+---------+-------+</text:p>
      <text:p text:style-name="Preformatted_20_Text">| Field <text:s text:c="5"/>| Type <text:s text:c="8"/>| Null | Key | Default | Extra |</text:p>
      <text:p text:style-name="Preformatted_20_Text">+------------+--------------+------+-----+---------+-------+</text:p>
      <text:p text:style-name="Preformatted_20_Text">| rollnum <text:s text:c="3"/>| int <text:s text:c="9"/>| YES <text:s/>| <text:s text:c="4"/>| NULL <text:s text:c="3"/>| <text:s text:c="6"/>|</text:p>
      <text:p text:style-name="Preformatted_20_Text">| name <text:s text:c="6"/>| varchar(250) | YES <text:s/>| <text:s text:c="4"/>| NULL <text:s text:c="3"/>| <text:s text:c="6"/>|</text:p>
      <text:p text:style-name="Preformatted_20_Text">| dob <text:s text:c="7"/>| date <text:s text:c="8"/>| YES <text:s/>| <text:s text:c="4"/>| NULL <text:s text:c="3"/>| <text:s text:c="6"/>|</text:p>
      <text:p text:style-name="Preformatted_20_Text">| address <text:s text:c="3"/>| varchar(250) | YES <text:s/>| <text:s text:c="4"/>| NULL <text:s text:c="3"/>| <text:s text:c="6"/>|</text:p>
      <text:p text:style-name="Preformatted_20_Text">| phonenum <text:s text:c="2"/>| varchar(50) <text:s/>| YES <text:s/>| <text:s text:c="4"/>| NULL <text:s text:c="3"/>| <text:s text:c="6"/>|</text:p>
      <text:p text:style-name="Preformatted_20_Text">| bloodgroop | varchar(10) <text:s/>| YES <text:s/>| <text:s text:c="4"/>| NULL <text:s text:c="3"/>| <text:s text:c="6"/>|</text:p>
      <text:p text:style-name="Preformatted_20_Text">+------------+--------------+------+-----+---------+-------+</text:p>
      <text:p text:style-name="Preformatted_20_Text">6 rows in set (0.00 sec)</text:p>
      <text:p text:style-name="Preformatted_20_Text"/>
      <text:p text:style-name="Preformatted_20_Text">mysql&gt; CREATE TABLE course( courseid int(10),coursename varchar(250),courseduration int(250));</text:p>
      <text:p text:style-name="Preformatted_20_Text">Query OK, 0 rows affected, 2 warnings (0.55 sec)</text:p>
      <text:p text:style-name="Preformatted_20_Text"/>
      <text:p text:style-name="Preformatted_20_Text">mysql&gt; desc course;</text:p>
      <text:p text:style-name="Preformatted_20_Text">+----------------+--------------+------+-----+---------+-------+</text:p>
      <text:p text:style-name="Preformatted_20_Text">| Field <text:s text:c="9"/>| Type <text:s text:c="8"/>| Null | Key | Default | Extra |</text:p>
      <text:p text:style-name="Preformatted_20_Text">+----------------+--------------+------+-----+---------+-------+</text:p>
      <text:p text:style-name="Preformatted_20_Text">| courseid <text:s text:c="6"/>| int <text:s text:c="9"/>| YES <text:s/>| <text:s text:c="4"/>| NULL <text:s text:c="3"/>| <text:s text:c="6"/>|</text:p>
      <text:p text:style-name="Preformatted_20_Text">| coursename <text:s text:c="4"/>| varchar(250) | YES <text:s/>| <text:s text:c="4"/>| NULL <text:s text:c="3"/>| <text:s text:c="6"/>|</text:p>
      <text:p text:style-name="Preformatted_20_Text">| courseduration | int <text:s text:c="9"/>| YES <text:s/>| <text:s text:c="4"/>| NULL <text:s text:c="3"/>| <text:s text:c="6"/>|</text:p>
      <text:p text:style-name="Preformatted_20_Text">+----------------+--------------+------+-----+---------+-------+</text:p>
      <text:p text:style-name="Preformatted_20_Text">3 rows in set (0.01 sec)</text:p>
      <text:p text:style-name="Preformatted_20_Text"/>
      <text:p text:style-name="Preformatted_20_Text">mysql&gt; show tables</text:p>
      <text:p text:style-name="Preformatted_20_Text"><text:s text:c="4"/>-&gt; ;</text:p>
      <text:p text:style-name="Preformatted_20_Text">+-------------------+</text:p>
      <text:p text:style-name="Preformatted_20_Text">| Tables_in_24mca51 |</text:p>
      <text:p text:style-name="Preformatted_20_Text">+-------------------+</text:p>
      <text:p text:style-name="Preformatted_20_Text">| course <text:s text:c="11"/>|</text:p>
      <text:p text:style-name="Preformatted_20_Text">| student <text:s text:c="10"/>|</text:p>
      <text:p text:style-name="Preformatted_20_Text">+-------------------+</text:p>
      <text:p text:style-name="Preformatted_20_Text">2 rows in set (0.00 sec)</text:p>
      <text:p text:style-name="Preformatted_20_Text"/>
      <text:p text:style-name="Preformatted_20_Text">mysql&gt; ALTER TABLE student DROP bloodgroop;</text:p>
      <text:p text:style-name="Preformatted_20_Text">Query OK, 0 rows affected (0.19 sec)</text:p>
      <text:p text:style-name="Preformatted_20_Text">Records: 0 <text:s/>Duplicates: 0 <text:s/>Warnings: 0</text:p>
      <text:p text:style-name="Preformatted_20_Text"/>
      <text:p text:style-name="Preformatted_20_Text">mysql&gt; desc student;</text:p>
      <text:p text:style-name="Preformatted_20_Text">+----------+--------------+------+-----+---------+-------+</text:p>
      <text:p text:style-name="Preformatted_20_Text">| Field <text:s text:c="3"/>| Type <text:s text:c="8"/>| Null | Key | Default | Extra |</text:p>
      <text:p text:style-name="Preformatted_20_Text"><text:soft-page-break/>+----------+--------------+------+-----+---------+-------+</text:p>
      <text:p text:style-name="Preformatted_20_Text">| rollnum <text:s/>| int <text:s text:c="9"/>| YES <text:s/>| <text:s text:c="4"/>| NULL <text:s text:c="3"/>| <text:s text:c="6"/>|</text:p>
      <text:p text:style-name="Preformatted_20_Text">| name <text:s text:c="4"/>| varchar(250) | YES <text:s/>| <text:s text:c="4"/>| NULL <text:s text:c="3"/>| <text:s text:c="6"/>|</text:p>
      <text:p text:style-name="Preformatted_20_Text">| dob <text:s text:c="5"/>| date <text:s text:c="8"/>| YES <text:s/>| <text:s text:c="4"/>| NULL <text:s text:c="3"/>| <text:s text:c="6"/>|</text:p>
      <text:p text:style-name="Preformatted_20_Text">| address <text:s/>| varchar(250) | YES <text:s/>| <text:s text:c="4"/>| NULL <text:s text:c="3"/>| <text:s text:c="6"/>|</text:p>
      <text:p text:style-name="Preformatted_20_Text">| phonenum | varchar(50) <text:s/>| YES <text:s/>| <text:s text:c="4"/>| NULL <text:s text:c="3"/>| <text:s text:c="6"/>|</text:p>
      <text:p text:style-name="Preformatted_20_Text">+----------+--------------+------+-----+---------+-------+</text:p>
      <text:p text:style-name="Preformatted_20_Text">5 rows in set (0.00 sec)</text:p>
      <text:p text:style-name="Preformatted_20_Text"/>
      <text:p text:style-name="Preformatted_20_Text">mysql&gt; ALTER TABLE student ADD <text:s/>aadhaarno varchar(50);</text:p>
      <text:p text:style-name="Preformatted_20_Text">Query OK, 0 rows affected (0.24 sec)</text:p>
      <text:p text:style-name="Preformatted_20_Text">Records: 0 <text:s/>Duplicates: 0 <text:s/>Warnings: 0</text:p>
      <text:p text:style-name="Preformatted_20_Text"/>
      <text:p text:style-name="Preformatted_20_Text">mysql&gt; desc student;</text:p>
      <text:p text:style-name="Preformatted_20_Text">+-----------+--------------+------+-----+---------+-------+</text:p>
      <text:p text:style-name="Preformatted_20_Text">| Field <text:s text:c="4"/>| Type <text:s text:c="8"/>| Null | Key | Default | Extra |</text:p>
      <text:p text:style-name="Preformatted_20_Text">+-----------+--------------+------+-----+---------+-------+</text:p>
      <text:p text:style-name="Preformatted_20_Text">| rollnum <text:s text:c="2"/>| int <text:s text:c="9"/>| YES <text:s/>| <text:s text:c="4"/>| NULL <text:s text:c="3"/>| <text:s text:c="6"/>|</text:p>
      <text:p text:style-name="Preformatted_20_Text">| name <text:s text:c="5"/>| varchar(250) | YES <text:s/>| <text:s text:c="4"/>| NULL <text:s text:c="3"/>| <text:s text:c="6"/>|</text:p>
      <text:p text:style-name="Preformatted_20_Text">| dob <text:s text:c="6"/>| date <text:s text:c="8"/>| YES <text:s/>| <text:s text:c="4"/>| NULL <text:s text:c="3"/>| <text:s text:c="6"/>|</text:p>
      <text:p text:style-name="Preformatted_20_Text">| address <text:s text:c="2"/>| varchar(250) | YES <text:s/>| <text:s text:c="4"/>| NULL <text:s text:c="3"/>| <text:s text:c="6"/>|</text:p>
      <text:p text:style-name="Preformatted_20_Text">| phonenum <text:s/>| varchar(50) <text:s/>| YES <text:s/>| <text:s text:c="4"/>| NULL <text:s text:c="3"/>| <text:s text:c="6"/>|</text:p>
      <text:p text:style-name="Preformatted_20_Text">| aadhaarno | varchar(50) <text:s/>| YES <text:s/>| <text:s text:c="4"/>| NULL <text:s text:c="3"/>| <text:s text:c="6"/>|</text:p>
      <text:p text:style-name="Preformatted_20_Text">+-----------+--------------+------+-----+---------+-------+</text:p>
      <text:p text:style-name="Preformatted_20_Text">6 rows in set (0.01 sec)</text:p>
      <text:p text:style-name="Preformatted_20_Text"/>
      <text:p text:style-name="Preformatted_20_Text">mysql&gt; ALTER TABLE student ADD <text:s/>aadhaarno int(50);</text:p>
      <text:p text:style-name="Preformatted_20_Text">ERROR 1060 (42S21): Duplicate column name &amp;apos;aadhaarno&amp;apos;</text:p>
      <text:p text:style-name="Preformatted_20_Text">mysql&gt; ALTER TABLE student ADD <text:s/>aadhaarnum int(50);</text:p>
      <text:p text:style-name="Preformatted_20_Text">Query OK, 0 rows affected, 1 warning (0.18 sec)</text:p>
      <text:p text:style-name="Preformatted_20_Text">Records: 0 <text:s/>Duplicates: 0 <text:s/>Warnings: 1</text:p>
      <text:p text:style-name="Preformatted_20_Text"/>
      <text:p text:style-name="Preformatted_20_Text">mysql&gt; ALTER TABLE student DROP aadhaarno;</text:p>
      <text:p text:style-name="Preformatted_20_Text">Query OK, 0 rows affected (0.26 sec)</text:p>
      <text:p text:style-name="Preformatted_20_Text">Records: 0 <text:s/>Duplicates: 0 <text:s/>Warnings: 0</text:p>
      <text:p text:style-name="Preformatted_20_Text"/>
      <text:p text:style-name="Preformatted_20_Text">mysql&gt; desc student;</text:p>
      <text:p text:style-name="Preformatted_20_Text">+------------+--------------+------+-----+---------+-------+</text:p>
      <text:p text:style-name="Preformatted_20_Text">| Field <text:s text:c="5"/>| Type <text:s text:c="8"/>| Null | Key | Default | Extra |</text:p>
      <text:p text:style-name="Preformatted_20_Text">+------------+--------------+------+-----+---------+-------+</text:p>
      <text:p text:style-name="Preformatted_20_Text">| rollnum <text:s text:c="3"/>| int <text:s text:c="9"/>| YES <text:s/>| <text:s text:c="4"/>| NULL <text:s text:c="3"/>| <text:s text:c="6"/>|</text:p>
      <text:p text:style-name="Preformatted_20_Text">| name <text:s text:c="6"/>| varchar(250) | YES <text:s/>| <text:s text:c="4"/>| NULL <text:s text:c="3"/>| <text:s text:c="6"/>|</text:p>
      <text:p text:style-name="Preformatted_20_Text">| dob <text:s text:c="7"/>| date <text:s text:c="8"/>| YES <text:s/>| <text:s text:c="4"/>| NULL <text:s text:c="3"/>| <text:s text:c="6"/>|</text:p>
      <text:p text:style-name="Preformatted_20_Text">| address <text:s text:c="3"/>| varchar(250) | YES <text:s/>| <text:s text:c="4"/>| NULL <text:s text:c="3"/>| <text:s text:c="6"/>|</text:p>
      <text:p text:style-name="Preformatted_20_Text">| phonenum <text:s text:c="2"/>| varchar(50) <text:s/>| YES <text:s/>| <text:s text:c="4"/>| NULL <text:s text:c="3"/>| <text:s text:c="6"/>|</text:p>
      <text:p text:style-name="Preformatted_20_Text">| aadhaarnum | int <text:s text:c="9"/>| YES <text:s/>| <text:s text:c="4"/>| NULL <text:s text:c="3"/>| <text:s text:c="6"/>|</text:p>
      <text:p text:style-name="Preformatted_20_Text">+------------+--------------+------+-----+---------+-------+</text:p>
      <text:p text:style-name="Preformatted_20_Text">6 rows in set (0.01 sec)</text:p>
      <text:p text:style-name="Preformatted_20_Text"/>
      <text:p text:style-name="Preformatted_20_Text">mysql&gt; ALTER TABLE student MODIFY phonenum int(50);</text:p>
      <text:p text:style-name="Preformatted_20_Text">Query OK, 0 rows affected, 1 warning (1.10 sec)</text:p>
      <text:p text:style-name="Preformatted_20_Text">Records: 0 <text:s/>Duplicates: 0 <text:s/>Warnings: 1</text:p>
      <text:p text:style-name="Preformatted_20_Text"/>
      <text:p text:style-name="Preformatted_20_Text">mysql&gt; banner;</text:p>
      <text:p text:style-name="Preformatted_20_Text">ERROR 1064 (42000): You have an error in your SQL syntax; check the manual that corresponds to your MySQL server version for the right syntax to use near &amp;apos;banner&amp;apos; at line 1</text:p>
      <text:p text:style-name="Preformatted_20_Text">mysql&gt; CREATE TABLE employee( employeenum int(10),employeename varchar(250),dob date,address varchar(250),mobilenum varchar(50),deptno varchar(10)salary int(250));</text:p>
      <text:p text:style-name="Preformatted_20_Text">ERROR 1064 (42000): You have an error in your SQL syntax; check the manual that corresponds to your MySQL server version for the right syntax to use near &amp;apos;salary int(250))&amp;apos; at line 1</text:p>
      <text:p text:style-name="Preformatted_20_Text"><text:soft-page-break/>mysql&gt; CREATE TABLE employee( employeenum int(10),employeename varchar(250),dob date,address varchar(250),mobilenum varchar(50),deptno varchar(10),\salary int(250));</text:p>
      <text:p text:style-name="Preformatted_20_Text">--------------</text:p>
      <text:p text:style-name="Preformatted_20_Text">mysql <text:s/>Ver 8.0.40-0ubuntu0.22.04.1 for Linux on x86_64 ((Ubuntu))</text:p>
      <text:p text:style-name="Preformatted_20_Text"/>
      <text:p text:style-name="Preformatted_20_Text">Connection id: <text:s text:c="9"/>31</text:p>
      <text:p text:style-name="Preformatted_20_Text">Current database: <text:s text:c="6"/>24mca51</text:p>
      <text:p text:style-name="Preformatted_20_Text">Current user: <text:s text:c="10"/>24mca51@localhost</text:p>
      <text:p text:style-name="Preformatted_20_Text">SSL: <text:s text:c="19"/>Not in use</text:p>
      <text:p text:style-name="Preformatted_20_Text">Current pager: <text:s text:c="9"/>stdout</text:p>
      <text:p text:style-name="Preformatted_20_Text">Using outfile: <text:s text:c="9"/>&amp;apos;&amp;apos;</text:p>
      <text:p text:style-name="Preformatted_20_Text">Using delimiter: <text:s text:c="7"/>;</text:p>
      <text:p text:style-name="Preformatted_20_Text">Server version: <text:s text:c="8"/>8.0.40-0ubuntu0.22.04.1 (Ubuntu)</text:p>
      <text:p text:style-name="Preformatted_20_Text">Protocol version: <text:s text:c="6"/>10</text:p>
      <text:p text:style-name="Preformatted_20_Text">Connection: <text:s text:c="12"/>Localhost via UNIX socket</text:p>
      <text:p text:style-name="Preformatted_20_Text">Server characterset: <text:s text:c="3"/>utf8mb4</text:p>
      <text:p text:style-name="Preformatted_20_Text">Db <text:s text:c="4"/>characterset: <text:s text:c="3"/>utf8mb4</text:p>
      <text:p text:style-name="Preformatted_20_Text">Client characterset: <text:s text:c="3"/>utf8mb4</text:p>
      <text:p text:style-name="Preformatted_20_Text">Conn. <text:s/>characterset: <text:s text:c="3"/>utf8mb4</text:p>
      <text:p text:style-name="Preformatted_20_Text">UNIX socket: <text:s text:c="11"/>/var/run/mysqld/mysqld.sock</text:p>
      <text:p text:style-name="Preformatted_20_Text">Binary data as: <text:s text:c="8"/>Hexadecimal</text:p>
      <text:p text:style-name="Preformatted_20_Text">Uptime: <text:s text:c="16"/>4 hours 32 min 0 sec</text:p>
      <text:p text:style-name="Preformatted_20_Text"/>
      <text:p text:style-name="Preformatted_20_Text">Threads: 24 <text:s/>Questions: 652 <text:s/>Slow queries: 0 <text:s/>Opens: 589 <text:s/>Flush tables: 3 <text:s/>Open tables: 388 <text:s/>Queries per second avg: 0.039</text:p>
      <text:p text:style-name="Preformatted_20_Text">--------------</text:p>
      <text:p text:style-name="Preformatted_20_Text"/>
      <text:p text:style-name="Preformatted_20_Text">Query OK, 0 rows affected, 2 warnings (0.32 sec)</text:p>
      <text:p text:style-name="Preformatted_20_Text"/>
      <text:p text:style-name="Preformatted_20_Text">mysql&gt; DESC EMPLOYEE</text:p>
      <text:p text:style-name="Preformatted_20_Text"><text:s text:c="4"/>-&gt; ;</text:p>
      <text:p text:style-name="Preformatted_20_Text">ERROR 1146 (42S02): Table &amp;apos;24mca51.EMPLOYEE&amp;apos; doesn&amp;apos;t exist</text:p>
      <text:p text:style-name="Preformatted_20_Text">mysql&gt; DESC employee;</text:p>
      <text:p text:style-name="Preformatted_20_Text">+--------------+--------------+------+-----+---------+-------+</text:p>
      <text:p text:style-name="Preformatted_20_Text">| Field <text:s text:c="7"/>| Type <text:s text:c="8"/>| Null | Key | Default | Extra |</text:p>
      <text:p text:style-name="Preformatted_20_Text">+--------------+--------------+------+-----+---------+-------+</text:p>
      <text:p text:style-name="Preformatted_20_Text">| employeenum <text:s/>| int <text:s text:c="9"/>| YES <text:s/>| <text:s text:c="4"/>| NULL <text:s text:c="3"/>| <text:s text:c="6"/>|</text:p>
      <text:p text:style-name="Preformatted_20_Text">| employeename | varchar(250) | YES <text:s/>| <text:s text:c="4"/>| NULL <text:s text:c="3"/>| <text:s text:c="6"/>|</text:p>
      <text:p text:style-name="Preformatted_20_Text">| dob <text:s text:c="9"/>| date <text:s text:c="8"/>| YES <text:s/>| <text:s text:c="4"/>| NULL <text:s text:c="3"/>| <text:s text:c="6"/>|</text:p>
      <text:p text:style-name="Preformatted_20_Text">| address <text:s text:c="5"/>| varchar(250) | YES <text:s/>| <text:s text:c="4"/>| NULL <text:s text:c="3"/>| <text:s text:c="6"/>|</text:p>
      <text:p text:style-name="Preformatted_20_Text">| mobilenum <text:s text:c="3"/>| varchar(50) <text:s/>| YES <text:s/>| <text:s text:c="4"/>| NULL <text:s text:c="3"/>| <text:s text:c="6"/>|</text:p>
      <text:p text:style-name="Preformatted_20_Text">| deptno <text:s text:c="6"/>| varchar(10) <text:s/>| YES <text:s/>| <text:s text:c="4"/>| NULL <text:s text:c="3"/>| <text:s text:c="6"/>|</text:p>
      <text:p text:style-name="Preformatted_20_Text">| alary <text:s text:c="7"/>| int <text:s text:c="9"/>| YES <text:s/>| <text:s text:c="4"/>| NULL <text:s text:c="3"/>| <text:s text:c="6"/>|</text:p>
      <text:p text:style-name="Preformatted_20_Text">+--------------+--------------+------+-----+---------+-------+</text:p>
      <text:p text:style-name="Preformatted_20_Text">7 rows in set (0.01 sec)</text:p>
      <text:p text:style-name="Preformatted_20_Text"/>
      <text:p text:style-name="Preformatted_20_Text">mysql&gt; ALTER TABLE employee RENAME alary TO salary;</text:p>
      <text:p text:style-name="Preformatted_20_Text">ERROR 1064 (42000): You have an error in your SQL syntax; check the manual that corresponds to your MySQL server version for the right syntax to use near &amp;apos;TO salary&amp;apos; at line 1</text:p>
      <text:p text:style-name="Preformatted_20_Text">mysql&gt; ALTER TABLE employee RENAME alary <text:s/>salary;</text:p>
      <text:p text:style-name="Preformatted_20_Text">ERROR 1064 (42000): You have an error in your SQL syntax; check the manual that corresponds to your MySQL server version for the right syntax to use near &amp;apos;salary&amp;apos; at line 1</text:p>
      <text:p text:style-name="Preformatted_20_Text">mysql&gt; ALTER TABLE employee RENAME COLUMN alary TO salary;</text:p>
      <text:p text:style-name="Preformatted_20_Text">Query OK, 0 rows affected (0.19 sec)</text:p>
      <text:p text:style-name="Preformatted_20_Text">Records: 0 <text:s/>Duplicates: 0 <text:s/>Warnings: 0</text:p>
      <text:p text:style-name="Preformatted_20_Text"/>
      <text:p text:style-name="Preformatted_20_Text">mysql&gt; CREATE TABLE department( deptnum int(10),deptname varchar(250),location varchar(500));</text:p>
      <text:p text:style-name="Preformatted_20_Text">Query OK, 0 rows affected, 1 warning (0.30 sec)</text:p>
      <text:p text:style-name="Preformatted_20_Text"/>
      <text:p text:style-name="Preformatted_20_Text">mysql&gt; DESC department;</text:p>
      <text:p text:style-name="Preformatted_20_Text"><text:soft-page-break/>+----------+--------------+------+-----+---------+-------+</text:p>
      <text:p text:style-name="Preformatted_20_Text">| Field <text:s text:c="3"/>| Type <text:s text:c="8"/>| Null | Key | Default | Extra |</text:p>
      <text:p text:style-name="Preformatted_20_Text">+----------+--------------+------+-----+---------+-------+</text:p>
      <text:p text:style-name="Preformatted_20_Text">| deptnum <text:s/>| int <text:s text:c="9"/>| YES <text:s/>| <text:s text:c="4"/>| NULL <text:s text:c="3"/>| <text:s text:c="6"/>|</text:p>
      <text:p text:style-name="Preformatted_20_Text">| deptname | varchar(250) | YES <text:s/>| <text:s text:c="4"/>| NULL <text:s text:c="3"/>| <text:s text:c="6"/>|</text:p>
      <text:p text:style-name="Preformatted_20_Text">| location | varchar(500) | YES <text:s/>| <text:s text:c="4"/>| NULL <text:s text:c="3"/>| <text:s text:c="6"/>|</text:p>
      <text:p text:style-name="Preformatted_20_Text">+----------+--------------+------+-----+---------+-------+</text:p>
      <text:p text:style-name="Preformatted_20_Text">3 rows in set (0.01 sec)</text:p>
      <text:p text:style-name="Preformatted_20_Text"/>
      <text:p text:style-name="Preformatted_20_Text">mysql&gt; show tables;</text:p>
      <text:p text:style-name="Preformatted_20_Text">+-------------------+</text:p>
      <text:p text:style-name="Preformatted_20_Text">| Tables_in_24mca51 |</text:p>
      <text:p text:style-name="Preformatted_20_Text">+-------------------+</text:p>
      <text:p text:style-name="Preformatted_20_Text">| course <text:s text:c="11"/>|</text:p>
      <text:p text:style-name="Preformatted_20_Text">| department <text:s text:c="7"/>|</text:p>
      <text:p text:style-name="Preformatted_20_Text">| employee <text:s text:c="9"/>|</text:p>
      <text:p text:style-name="Preformatted_20_Text">| student <text:s text:c="10"/>|</text:p>
      <text:p text:style-name="Preformatted_20_Text">+-------------------+</text:p>
      <text:p text:style-name="Preformatted_20_Text">4 rows in set (0.01 sec)</text:p>
      <text:p text:style-name="Preformatted_20_Text"/>
      <text:p text:style-name="Preformatted_20_Text">mysql&gt; ALTER TABLE employee ADD designation varchar(50);</text:p>
      <text:p text:style-name="Preformatted_20_Text">Query OK, 0 rows affected (0.18 sec)</text:p>
      <text:p text:style-name="Preformatted_20_Text">Records: 0 <text:s/>Duplicates: 0 <text:s/>Warnings: 0</text:p>
      <text:p text:style-name="Preformatted_20_Text"/>
      <text:p text:style-name="Preformatted_20_Text">mysql&gt; DESC employee;</text:p>
      <text:p text:style-name="Preformatted_20_Text">+--------------+--------------+------+-----+---------+-------+</text:p>
      <text:p text:style-name="Preformatted_20_Text">| Field <text:s text:c="7"/>| Type <text:s text:c="8"/>| Null | Key | Default | Extra |</text:p>
      <text:p text:style-name="Preformatted_20_Text">+--------------+--------------+------+-----+---------+-------+</text:p>
      <text:p text:style-name="Preformatted_20_Text">| employeenum <text:s/>| int <text:s text:c="9"/>| YES <text:s/>| <text:s text:c="4"/>| NULL <text:s text:c="3"/>| <text:s text:c="6"/>|</text:p>
      <text:p text:style-name="Preformatted_20_Text">| employeename | varchar(250) | YES <text:s/>| <text:s text:c="4"/>| NULL <text:s text:c="3"/>| <text:s text:c="6"/>|</text:p>
      <text:p text:style-name="Preformatted_20_Text">| dob <text:s text:c="9"/>| date <text:s text:c="8"/>| YES <text:s/>| <text:s text:c="4"/>| NULL <text:s text:c="3"/>| <text:s text:c="6"/>|</text:p>
      <text:p text:style-name="Preformatted_20_Text">| address <text:s text:c="5"/>| varchar(250) | YES <text:s/>| <text:s text:c="4"/>| NULL <text:s text:c="3"/>| <text:s text:c="6"/>|</text:p>
      <text:p text:style-name="Preformatted_20_Text">| mobilenum <text:s text:c="3"/>| varchar(50) <text:s/>| YES <text:s/>| <text:s text:c="4"/>| NULL <text:s text:c="3"/>| <text:s text:c="6"/>|</text:p>
      <text:p text:style-name="Preformatted_20_Text">| deptno <text:s text:c="6"/>| varchar(10) <text:s/>| YES <text:s/>| <text:s text:c="4"/>| NULL <text:s text:c="3"/>| <text:s text:c="6"/>|</text:p>
      <text:p text:style-name="Preformatted_20_Text">| salary <text:s text:c="6"/>| int <text:s text:c="9"/>| YES <text:s/>| <text:s text:c="4"/>| NULL <text:s text:c="3"/>| <text:s text:c="6"/>|</text:p>
      <text:p text:style-name="Preformatted_20_Text">| designation <text:s/>| varchar(50) <text:s/>| YES <text:s/>| <text:s text:c="4"/>| NULL <text:s text:c="3"/>| <text:s text:c="6"/>|</text:p>
      <text:p text:style-name="Preformatted_20_Text">+--------------+--------------+------+-----+---------+-------+</text:p>
      <text:p text:style-name="Preformatted_20_Text">8 rows in set (0.00 sec)</text:p>
      <text:p text:style-name="Preformatted_20_Text"/>
      <text:p text:style-name="Preformatted_20_Text">mysql&gt; ALTER TABLE department DROP location;</text:p>
      <text:p text:style-name="Preformatted_20_Text">Query OK, 0 rows affected (0.22 sec)</text:p>
      <text:p text:style-name="Preformatted_20_Text">Records: 0 <text:s/>Duplicates: 0 <text:s/>Warnings: 0</text:p>
      <text:p text:style-name="Preformatted_20_Text"/>
      <text:p text:style-name="Preformatted_20_Text">mysql&gt; DESC department;</text:p>
      <text:p text:style-name="Preformatted_20_Text">+----------+--------------+------+-----+---------+-------+</text:p>
      <text:p text:style-name="Preformatted_20_Text">| Field <text:s text:c="3"/>| Type <text:s text:c="8"/>| Null | Key | Default | Extra |</text:p>
      <text:p text:style-name="Preformatted_20_Text">+----------+--------------+------+-----+---------+-------+</text:p>
      <text:p text:style-name="Preformatted_20_Text">| deptnum <text:s/>| int <text:s text:c="9"/>| YES <text:s/>| <text:s text:c="4"/>| NULL <text:s text:c="3"/>| <text:s text:c="6"/>|</text:p>
      <text:p text:style-name="Preformatted_20_Text">| deptname | varchar(250) | YES <text:s/>| <text:s text:c="4"/>| NULL <text:s text:c="3"/>| <text:s text:c="6"/>|</text:p>
      <text:p text:style-name="Preformatted_20_Text">+----------+--------------+------+-----+---------+-------+</text:p>
      <text:p text:style-name="Preformatted_20_Text">2 rows in set (0.00 sec)</text:p>
      <text:p text:style-name="Preformatted_20_Text"/>
      <text:p text:style-name="Preformatted_20_Text">mysql&gt; CREATE TABLE persons( deptnum int(10),deptname varchar(250),location varchar(500));</text:p>
      <text:p text:style-name="Preformatted_20_Text">Query OK, 0 rows affected, 1 warning (0.33 sec)</text:p>
      <text:p text:style-name="Preformatted_20_Text"/>
      <text:p text:style-name="Preformatted_20_Text">mysql&gt; CREATE TABLE persons( personid int(10) NOT NULL PRIMARY KEY,name varchar(250) NOT NULL,aadhaarnum <text:s/>int(500) NOT NULL UNIQUE,age int(10) NOT NULL CHECK(&gt;18));</text:p>
      <text:p text:style-name="Preformatted_20_Text">ERROR 1064 (42000): You have an error in your SQL syntax; check the manual that corresponds to your MySQL server version for the right syntax to use near &amp;apos;&gt;18))&amp;apos; at line 1</text:p>
      <text:p text:style-name="Preformatted_20_Text"><text:soft-page-break/>mysql&gt; CREATE TABLE persons( personid int(10) NOT NULL PRIMARY KEY,name varchar(250) NOT NULL,aadhaarnum <text:s/>int(500) NOT NULL UNIQUE,age int(10) NOT NULL CHECK(age&gt;18));</text:p>
      <text:p text:style-name="Preformatted_20_Text">ERROR 1439 (42000): Display width out of range for column &amp;apos;aadhaarnum&amp;apos; (max = 255)</text:p>
      <text:p text:style-name="Preformatted_20_Text">mysql&gt; CREATE TABLE persons( personid int(10) NOT NULL PRIMARY KEY,name varchar(250) NOT NULL,aadhaarnum <text:s/>int(250) NOT NULL UNIQUE,age int(10) NOT NULL CHECK(age&gt;18));</text:p>
      <text:p text:style-name="Preformatted_20_Text">ERROR 1050 (42S01): Table &amp;apos;persons&amp;apos; already exists</text:p>
      <text:p text:style-name="Preformatted_20_Text">mysql&gt; DROP TABLE persons</text:p>
      <text:p text:style-name="Preformatted_20_Text"><text:s text:c="4"/>-&gt; ;</text:p>
      <text:p text:style-name="Preformatted_20_Text">Query OK, 0 rows affected (0.18 sec)</text:p>
      <text:p text:style-name="Preformatted_20_Text"/>
      <text:p text:style-name="Preformatted_20_Text">mysql&gt; CREATE TABLE persons( personid int(10) NOT NULL PRIMARY KEY,name varchar(250) NOT NULL,aadhaarnum <text:s/>int(250) NOT NULL UNIQUE,age int(10) NOT NULL CHECK(age&gt;18));</text:p>
      <text:p text:style-name="Preformatted_20_Text">Query OK, 0 rows affected, 3 warnings (0.58 sec)</text:p>
      <text:p text:style-name="Preformatted_20_Text"/>
      <text:p text:style-name="Preformatted_20_Text">mysql&gt; desc persons</text:p>
      <text:p text:style-name="Preformatted_20_Text"><text:s text:c="4"/>-&gt; ;</text:p>
      <text:p text:style-name="Preformatted_20_Text">+------------+--------------+------+-----+---------+-------+</text:p>
      <text:p text:style-name="Preformatted_20_Text">| Field <text:s text:c="5"/>| Type <text:s text:c="8"/>| Null | Key | Default | Extra |</text:p>
      <text:p text:style-name="Preformatted_20_Text">+------------+--------------+------+-----+---------+-------+</text:p>
      <text:p text:style-name="Preformatted_20_Text">| personid <text:s text:c="2"/>| int <text:s text:c="9"/>| NO <text:s text:c="2"/>| PRI | NULL <text:s text:c="3"/>| <text:s text:c="6"/>|</text:p>
      <text:p text:style-name="Preformatted_20_Text">| name <text:s text:c="6"/>| varchar(250) | NO <text:s text:c="2"/>| <text:s text:c="4"/>| NULL <text:s text:c="3"/>| <text:s text:c="6"/>|</text:p>
      <text:p text:style-name="Preformatted_20_Text">| aadhaarnum | int <text:s text:c="9"/>| NO <text:s text:c="2"/>| UNI | NULL <text:s text:c="3"/>| <text:s text:c="6"/>|</text:p>
      <text:p text:style-name="Preformatted_20_Text">| age <text:s text:c="7"/>| int <text:s text:c="9"/>| NO <text:s text:c="2"/>| <text:s text:c="4"/>| NULL <text:s text:c="3"/>| <text:s text:c="6"/>|</text:p>
      <text:p text:style-name="Preformatted_20_Text">+------------+--------------+------+-----+---------+-------+</text:p>
      <text:p text:style-name="Preformatted_20_Text">4 rows in set (0.01 sec)</text:p>
      <text:p text:style-name="Preformatted_20_Text"/>
      <text:p text:style-name="Preformatted_20_Text">mysql&gt; CREATE TABLE orders( orderid int(10) NOT NULL PRIMARY KEY,orderno int(250) NOT NULL,personid FOREIGN KEY(personid) REFERENCE persons(personid));</text:p>
      <text:p text:style-name="Preformatted_20_Text">ERROR 1064 (42000): You have an error in your SQL syntax; check the manual that corresponds to your MySQL server version for the right syntax to use near &amp;apos;FOREIGN KEY(personid) REFERENCE persons(personid))&amp;apos; at line 1</text:p>
      <text:p text:style-name="Preformatted_20_Text">mysql&gt; CREATE TABLE orders( orderid int(10) NOT NULL PRIMARY KEY,orderno int(250) NOT NULL,personid FOREIGN KEY(personid) REFERENCES persons(personid));</text:p>
      <text:p text:style-name="Preformatted_20_Text">ERROR 1064 (42000): You have an error in your SQL syntax; check the manual that corresponds to your MySQL server version for the right syntax to use near &amp;apos;FOREIGN KEY(personid) REFERENCES persons(personid))&amp;apos; at line 1</text:p>
      <text:p text:style-name="Preformatted_20_Text">mysql&gt; CREATE TABLE orders( orderid int(10) NOT NULL PRIMARY KEY,orderno int(250) NOT NULL,personid INT(10)FOREIGN KEY(personid) REFERENCES persons(personid));</text:p>
      <text:p text:style-name="Preformatted_20_Text">ERROR 1064 (42000): You have an error in your SQL syntax; check the manual that corresponds to your MySQL server version for the right syntax to use near &amp;apos;FOREIGN KEY(personid) REFERENCES persons(personid))&amp;apos; at line 1</text:p>
      <text:p text:style-name="Preformatted_20_Text">mysql&gt; CREATE TABLE orders( orderid int(10) NOT NULL PRIMARY KEY,orderno int(250) NOT NULL,personid INT(10),FOREIGN KEY(personid) REFERENCES persons(personid));</text:p>
      <text:p text:style-name="Preformatted_20_Text">Query OK, 0 rows affected, 3 warnings (0.61 sec)</text:p>
      <text:p text:style-name="Preformatted_20_Text"/>
      <text:p text:style-name="Preformatted_20_Text">mysql&gt; DESC order;</text:p>
      <text:p text:style-name="Preformatted_20_Text">ERROR 1064 (42000): You have an error in your SQL syntax; check the manual that corresponds to your MySQL server version for the right syntax to use near &amp;apos;order&amp;apos; at line 1</text:p>
      <text:p text:style-name="Preformatted_20_Text">mysql&gt; DESC orders;</text:p>
      <text:p text:style-name="Preformatted_20_Text">+----------+------+------+-----+---------+-------+</text:p>
      <text:p text:style-name="Preformatted_20_Text">| Field <text:s text:c="3"/>| Type | Null | Key | Default | Extra |</text:p>
      <text:p text:style-name="Preformatted_20_Text">+----------+------+------+-----+---------+-------+</text:p>
      <text:p text:style-name="Preformatted_20_Text">| orderid <text:s/>| int <text:s/>| NO <text:s text:c="2"/>| PRI | NULL <text:s text:c="3"/>| <text:s text:c="6"/>|</text:p>
      <text:p text:style-name="Preformatted_20_Text">| orderno <text:s/>| int <text:s/>| NO <text:s text:c="2"/>| <text:s text:c="4"/>| NULL <text:s text:c="3"/>| <text:s text:c="6"/>|</text:p>
      <text:p text:style-name="Preformatted_20_Text">| personid | int <text:s/>| YES <text:s/>| MUL | NULL <text:s text:c="3"/>| <text:s text:c="6"/>|</text:p>
      <text:p text:style-name="Preformatted_20_Text">+----------+------+------+-----+---------+-------+</text:p>
      <text:p text:style-name="Preformatted_20_Text">3 rows in set (0.00 sec)</text:p>
      <text:p text:style-name="Preformatted_20_Text"><text:soft-page-break/></text:p>
      <text:p text:style-name="Preformatted_20_Text">mysql&gt; ALTER TABLE employee MODIFY epmloyeenum INT PRIMARY KEY;</text:p>
      <text:p text:style-name="Preformatted_20_Text">ERROR 1054 (42S22): Unknown column &amp;apos;epmloyeenum&amp;apos; in &amp;apos;employee&amp;apos;</text:p>
      <text:p text:style-name="Preformatted_20_Text">mysql&gt; ALTER TABLE employee MODIFY employeenum INT PRIMARY KEY;</text:p>
      <text:p text:style-name="Preformatted_20_Text">Query OK, 0 rows affected (0.60 sec)</text:p>
      <text:p text:style-name="Preformatted_20_Text">Records: 0 <text:s/>Duplicates: 0 <text:s/>Warnings: 0</text:p>
      <text:p text:style-name="Preformatted_20_Text"/>
      <text:p text:style-name="Preformatted_20_Text">mysql&gt; ALTER TABLE department MODIFY deptnum INT PRIMARY KEY;</text:p>
      <text:p text:style-name="Preformatted_20_Text">Query OK, 0 rows affected (0.64 sec)</text:p>
      <text:p text:style-name="Preformatted_20_Text">Records: 0 <text:s/>Duplicates: 0 <text:s/>Warnings: 0</text:p>
      <text:p text:style-name="Preformatted_20_Text"/>
      <text:p text:style-name="Preformatted_20_Text">mysql&gt; ALTER TABLE employee MODIFY deptno INT FOREIGN KEY(deptno) REFERENCES department(deptno);</text:p>
      <text:p text:style-name="Preformatted_20_Text">ERROR 1064 (42000): You have an error in your SQL syntax; check the manual that corresponds to your MySQL server version for the right syntax to use near &amp;apos;FOREIGN KEY(deptno) REFERENCES department(deptno)&amp;apos; at line 1</text:p>
      <text:p text:style-name="Preformatted_20_Text">mysql&gt; ALTER TABLE employee MODIFY FOREIGN KEY(deptno) REFERENCES department(deptno);</text:p>
      <text:p text:style-name="Preformatted_20_Text">ERROR 1064 (42000): You have an error in your SQL syntax; check the manual that corresponds to your MySQL server version for the right syntax to use near &amp;apos;FOREIGN KEY(deptno) REFERENCES department(deptno)&amp;apos; at line 1</text:p>
      <text:p text:style-name="Preformatted_20_Text">mysql&gt; ALTER TABLE employee MODIFY deptno int FOREIGN KEY(deptno) REFERENCES department(deptno);</text:p>
      <text:p text:style-name="Preformatted_20_Text">ERROR 1064 (42000): You have an error in your SQL syntax; check the manual that corresponds to your MySQL server version for the right syntax to use near &amp;apos;FOREIGN KEY(deptno) REFERENCES department(deptno)&amp;apos; at line 1</text:p>
      <text:p text:style-name="Preformatted_20_Text">mysql&gt; ALTER TABLE employee MODIFY deptno FOREIGN KEY(deptno) REFERENCES department(deptno);</text:p>
      <text:p text:style-name="Preformatted_20_Text">ERROR 1064 (42000): You have an error in your SQL syntax; check the manual that corresponds to your MySQL server version for the right syntax to use near &amp;apos;FOREIGN KEY(deptno) REFERENCES department(deptno)&amp;apos; at line 1</text:p>
      <text:p text:style-name="Preformatted_20_Text">mysql&gt; ALTER TABLE employee MODIFY deptno FOREIGN KEY(deptno) REFERENCES department(deptnum);</text:p>
      <text:p text:style-name="Preformatted_20_Text">ERROR 1064 (42000): You have an error in your SQL syntax; check the manual that corresponds to your MySQL server version for the right syntax to use near &amp;apos;FOREIGN KEY(deptno) REFERENCES department(deptnum)&amp;apos; at line 1</text:p>
      <text:p text:style-name="Preformatted_20_Text">mysql&gt; ALTER TABLE employee MODIFY deptno FOREIGN KEY(deptnum) REFERENCES department(deptnum);</text:p>
      <text:p text:style-name="Preformatted_20_Text">ERROR 1064 (42000): You have an error in your SQL syntax; check the manual that corresponds to your MySQL server version for the right syntax to use near &amp;apos;FOREIGN KEY(deptnum) REFERENCES department(deptnum)&amp;apos; at line 1</text:p>
      <text:p text:style-name="Preformatted_20_Text">mysql&gt; ALTER TABLE employee MODIFY deptno int FOREIGN KEY(deptno) REFERENCES department(deptnum);</text:p>
      <text:p text:style-name="Preformatted_20_Text">ERROR 1064 (42000): You have an error in your SQL syntax; check the manual that corresponds to your MySQL server version for the right syntax to use near &amp;apos;FOREIGN KEY(deptno) REFERENCES department(deptnum)&amp;apos; at line 1</text:p>
      <text:p text:style-name="Preformatted_20_Text">mysql&gt; ALTER TABLE employee MODIFY deptno FOREIGN KEY(deptno) REFERENCES department(deptnum);</text:p>
      <text:p text:style-name="Preformatted_20_Text">ERROR 1064 (42000): You have an error in your SQL syntax; check the manual that corresponds to your MySQL server version for the right syntax to use near &amp;apos;FOREIGN KEY(deptno) REFERENCES department(deptnum)&amp;apos; at line 1</text:p>
      <text:p text:style-name="Preformatted_20_Text">mysql&gt; ALTER TABLE employee MODIFY deptno FOREIGN KEY(deptnum) REFERENCES department(deptnum);</text:p>
      <text:p text:style-name="Preformatted_20_Text">ERROR 1064 (42000): You have an error in your SQL syntax; check the manual that corresponds to your MySQL server version for the right syntax to use near &amp;apos;FOREIGN KEY(deptnum) REFERENCES department(deptnum)&amp;apos; at line 1</text:p>
      <text:p text:style-name="Preformatted_20_Text">mysql&gt; ALTER TABLE employee MODIFY deptno int FOREIGN KEY(deptnum) REFERENCES department(deptnum);</text:p>
      <text:p text:style-name="Preformatted_20_Text">ERROR 1064 (42000): You have an error in your SQL syntax; check the manual that corresponds to your MySQL server version for the right syntax to use near &amp;apos;FOREIGN KEY(deptnum) REFERENCES department(deptnum)&amp;apos; at line 1</text:p>
      <text:p text:style-name="Preformatted_20_Text">mysql&gt; ALTER TABLE employee MODIFY deptno int ,FOREIGN KEY(deptnum) REFERENCES department(deptnum);</text:p>
      <text:p text:style-name="Preformatted_20_Text"><text:soft-page-break/>ERROR 1064 (42000): You have an error in your SQL syntax; check the manual that corresponds to your MySQL server version for the right syntax to use near &amp;apos;FOREIGN KEY(deptnum) REFERENCES department(deptnum)&amp;apos; at line 1</text:p>
      <text:p text:style-name="Preformatted_20_Text">mysql&gt; ALTER TABLE employee ADD CONSTRAIN deptno int FOREIGN KEY(deptnum) REFERENCES department(deptnum);</text:p>
      <text:p text:style-name="Preformatted_20_Text">ERROR 1064 (42000): You have an error in your SQL syntax; check the manual that corresponds to your MySQL server version for the right syntax to use near &amp;apos;deptno int FOREIGN KEY(deptnum) REFERENCES department(deptnum)&amp;apos; at line 1</text:p>
      <text:p text:style-name="Preformatted_20_Text">mysql&gt; ALTER TABLE employee ADDCONSTRAINFK_ deptno int FOREIGN KEY(deptnum) REFERENCES department(deptnum);</text:p>
      <text:p text:style-name="Preformatted_20_Text">ERROR 1064 (42000): You have an error in your SQL syntax; check the manual that corresponds to your MySQL server version for the right syntax to use near &amp;apos;ADDCONSTRAINFK_ deptno int FOREIGN KEY(deptnum) REFERENCES department(deptnum)&amp;apos; at line 1</text:p>
      <text:p text:style-name="Preformatted_20_Text">mysql&gt; ALTER TABLE employee ADD CONSTRAIN FK_ deptno int FOREIGN KEY(deptnum) REFERENCES department(deptnum);</text:p>
      <text:p text:style-name="Preformatted_20_Text">ERROR 1064 (42000): You have an error in your SQL syntax; check the manual that corresponds to your MySQL server version for the right syntax to use near &amp;apos;FK_ deptno int FOREIGN KEY(deptnum) REFERENCES department(deptnum)&amp;apos; at line 1</text:p>
      <text:p text:style-name="Preformatted_20_Text">mysql&gt; ALTER TABLE employee ADD CONSTRAIN FK_ deptno FOREIGN KEY(deptnum) REFERENCES department(deptnum);</text:p>
      <text:p text:style-name="Preformatted_20_Text">ERROR 1064 (42000): You have an error in your SQL syntax; check the manual that corresponds to your MySQL server version for the right syntax to use near &amp;apos;FK_ deptno FOREIGN KEY(deptnum) REFERENCES department(deptnum)&amp;apos; at line 1</text:p>
      <text:p text:style-name="Preformatted_20_Text">mysql&gt; ALTER TABLE employee ADD CONSTRAIN FK_deptno FOREIGN KEY(deptnum) REFERENCES department(deptnum);</text:p>
      <text:p text:style-name="Preformatted_20_Text">ERROR 1064 (42000): You have an error in your SQL syntax; check the manual that corresponds to your MySQL server version for the right syntax to use near &amp;apos;FK_deptno FOREIGN KEY(deptnum) REFERENCES department(deptnum)&amp;apos; at line 1</text:p>
      <text:p text:style-name="Preformatted_20_Text">mysql&gt; ALTER TABLE employee ADD CONSTRAIN FK_deptno FOREIGN KEY(deptnum) REFERENCES department(deptnum);</text:p>
      <text:p text:style-name="Preformatted_20_Text">ERROR 1064 (42000): You have an error in your SQL syntax; check the manual that corresponds to your MySQL server version for the right syntax to use near &amp;apos;FK_deptno FOREIGN KEY(deptnum) REFERENCES department(deptnum)&amp;apos; at line 1</text:p>
      <text:p text:style-name="Preformatted_20_Text">mysql&gt; ALTER TABLE employee ADD CONSTRAIN FK_deptno FOREIGN KEY(deptnum) REFERENCES department(deptnum);</text:p>
      <text:p text:style-name="Preformatted_20_Text">mysql&gt; ALTER TABLE employee ADD CONSTRAIN FK_deptno FOREIGN KEY(deptnO) REFERENCES department(deptnum);</text:p>
      <text:p text:style-name="Preformatted_20_Text">ERROR 1064 (42000): You have an error in your SQL syntax; check the manual that corresponds to your MySQL server version for the right syntax to use near &amp;apos;FK_deptno FOREIGN KEY(deptnO) REFERENCES department(deptnum)&amp;apos; at line 1</text:p>
      <text:p text:style-name="Preformatted_20_Text">mysql&gt; ALTER TABLE employee ADD CONSTRAIN FK_deptno FOREIGN KEY(deptnO) REFERENCES department(deptnum);</text:p>
      <text:p text:style-name="Preformatted_20_Text">ERROR 1064 (42000): You have an error in your SQL syntax; check the manual that corresponds to your MySQL server version for the right syntax to use near &amp;apos;FK_deptno FOREIGN KEY(deptnO) REFERENCES department(deptnum)&amp;apos; at line 1</text:p>
      <text:p text:style-name="Preformatted_20_Text">mysql&gt; ALTER TABLE employee ADD CONSTRAIN FK_deptno FOREIGN KEY(deptno) REFERENCES department(deptnum);</text:p>
      <text:p text:style-name="Preformatted_20_Text">ERROR 1064 (42000): You have an error in your SQL syntax; check the manual that corresponds to your MySQL server version for the right syntax to use near &amp;apos;FK_deptno FOREIGN KEY(deptno) REFERENCES department(deptnum)&amp;apos; at line 1</text:p>
      <text:p text:style-name="Preformatted_20_Text">mysql&gt; ALTER TABLE employee ADD CONSTRAIN FK_deptno FOREIGN KEY(deptnum) REFERENCES department(deptnum);</text:p>
      <text:p text:style-name="Preformatted_20_Text">ERROR 1064 (42000): You have an error in your SQL syntax; check the manual that corresponds to your MySQL server version for the right syntax to use near <text:soft-page-break/>&amp;apos;FK_deptno FOREIGN KEY(deptnum) REFERENCES department(deptnum)&amp;apos; at line 1</text:p>
      <text:p text:style-name="Preformatted_20_Text">mysql&gt; ALTER TABLE employee ADD CONSTRAINT FK_deptno FOREIGN KEY(deptnum) REFERENCES department(deptnum);</text:p>
      <text:p text:style-name="Preformatted_20_Text">ERROR 1072 (42000): Key column &amp;apos;deptnum&amp;apos; doesn&amp;apos;t exist in table</text:p>
      <text:p text:style-name="Preformatted_20_Text">mysql&gt; ALTER TABLE employee ADD CONSTRAINT FK_deptno FOREIGN KEY(deptnO) REFERENCES department(deptnum);</text:p>
      <text:p text:style-name="Preformatted_20_Text">ERROR 3780 (HY000): Referencing column &amp;apos;deptnO&amp;apos; and referenced column &amp;apos;deptnum&amp;apos; in foreign key constraint &amp;apos;FK_deptno&amp;apos; are incompatible.</text:p>
      <text:p text:style-name="Preformatted_20_Text">mysql&gt; ALTER TABLE employee ADD CONSTRAINT FK_deptno FOREIGN KEY(deptno) REFERENCES department(deptnum);</text:p>
      <text:p text:style-name="Preformatted_20_Text">ERROR 3780 (HY000): Referencing column &amp;apos;deptno&amp;apos; and referenced column &amp;apos;deptnum&amp;apos; in foreign key constraint &amp;apos;FK_deptno&amp;apos; are incompatible.</text:p>
      <text:p text:style-name="Preformatted_20_Text">mysql&gt; ALTER TABLE employee ADD CONSTRAINT FK_deptno FOREIGN KEY(deptnum) REFERENCES department(deptnum);</text:p>
      <text:p text:style-name="Preformatted_20_Text">ERROR 1072 (42000): Key column &amp;apos;deptnum&amp;apos; doesn&amp;apos;t exist in table</text:p>
      <text:p text:style-name="Preformatted_20_Text">mysql&gt; desc department</text:p>
      <text:p text:style-name="Preformatted_20_Text"><text:s text:c="4"/>-&gt; ;</text:p>
      <text:p text:style-name="Preformatted_20_Text">+----------+--------------+------+-----+---------+-------+</text:p>
      <text:p text:style-name="Preformatted_20_Text">| Field <text:s text:c="3"/>| Type <text:s text:c="8"/>| Null | Key | Default | Extra |</text:p>
      <text:p text:style-name="Preformatted_20_Text">+----------+--------------+------+-----+---------+-------+</text:p>
      <text:p text:style-name="Preformatted_20_Text">| deptnum <text:s/>| int <text:s text:c="9"/>| NO <text:s text:c="2"/>| PRI | NULL <text:s text:c="3"/>| <text:s text:c="6"/>|</text:p>
      <text:p text:style-name="Preformatted_20_Text">| deptname | varchar(250) | YES <text:s/>| <text:s text:c="4"/>| NULL <text:s text:c="3"/>| <text:s text:c="6"/>|</text:p>
      <text:p text:style-name="Preformatted_20_Text">+----------+--------------+------+-----+---------+-------+</text:p>
      <text:p text:style-name="Preformatted_20_Text">2 rows in set (0.00 sec)</text:p>
      <text:p text:style-name="Preformatted_20_Text"/>
      <text:p text:style-name="Preformatted_20_Text">mysql&gt; desc employee;</text:p>
      <text:p text:style-name="Preformatted_20_Text">+--------------+--------------+------+-----+---------+-------+</text:p>
      <text:p text:style-name="Preformatted_20_Text">| Field <text:s text:c="7"/>| Type <text:s text:c="8"/>| Null | Key | Default | Extra |</text:p>
      <text:p text:style-name="Preformatted_20_Text">+--------------+--------------+------+-----+---------+-------+</text:p>
      <text:p text:style-name="Preformatted_20_Text">| employeenum <text:s/>| int <text:s text:c="9"/>| NO <text:s text:c="2"/>| PRI | NULL <text:s text:c="3"/>| <text:s text:c="6"/>|</text:p>
      <text:p text:style-name="Preformatted_20_Text">| employeename | varchar(250) | YES <text:s/>| <text:s text:c="4"/>| NULL <text:s text:c="3"/>| <text:s text:c="6"/>|</text:p>
      <text:p text:style-name="Preformatted_20_Text">| dob <text:s text:c="9"/>| date <text:s text:c="8"/>| YES <text:s/>| <text:s text:c="4"/>| NULL <text:s text:c="3"/>| <text:s text:c="6"/>|</text:p>
      <text:p text:style-name="Preformatted_20_Text">| address <text:s text:c="5"/>| varchar(250) | YES <text:s/>| <text:s text:c="4"/>| NULL <text:s text:c="3"/>| <text:s text:c="6"/>|</text:p>
      <text:p text:style-name="Preformatted_20_Text">| mobilenum <text:s text:c="3"/>| varchar(50) <text:s/>| YES <text:s/>| <text:s text:c="4"/>| NULL <text:s text:c="3"/>| <text:s text:c="6"/>|</text:p>
      <text:p text:style-name="Preformatted_20_Text">| deptno <text:s text:c="6"/>| varchar(10) <text:s/>| YES <text:s/>| <text:s text:c="4"/>| NULL <text:s text:c="3"/>| <text:s text:c="6"/>|</text:p>
      <text:p text:style-name="Preformatted_20_Text">| salary <text:s text:c="6"/>| int <text:s text:c="9"/>| YES <text:s/>| <text:s text:c="4"/>| NULL <text:s text:c="3"/>| <text:s text:c="6"/>|</text:p>
      <text:p text:style-name="Preformatted_20_Text">| designation <text:s/>| varchar(50) <text:s/>| YES <text:s/>| <text:s text:c="4"/>| NULL <text:s text:c="3"/>| <text:s text:c="6"/>|</text:p>
      <text:p text:style-name="Preformatted_20_Text">+--------------+--------------+------+-----+---------+-------+</text:p>
      <text:p text:style-name="Preformatted_20_Text">8 rows in set (0.00 sec)</text:p>
      <text:p text:style-name="Preformatted_20_Text"/>
      <text:p text:style-name="Preformatted_20_Text">mysql&gt; ALTER TABLE employee MODIFY deptno int(10);</text:p>
      <text:p text:style-name="Preformatted_20_Text">Query OK, 0 rows affected, 1 warning (0.80 sec)</text:p>
      <text:p text:style-name="Preformatted_20_Text">Records: 0 <text:s/>Duplicates: 0 <text:s/>Warnings: 1</text:p>
      <text:p text:style-name="Preformatted_20_Text"/>
      <text:p text:style-name="Preformatted_20_Text">mysql&gt; ALTER TABLE employee ADD CONSTRAINT FK_deptno FOREIGN KEY(deptnum) REFERENCES department(deptnum);</text:p>
      <text:p text:style-name="Preformatted_20_Text">ERROR 1072 (42000): Key column &amp;apos;deptnum&amp;apos; doesn&amp;apos;t exist in table</text:p>
      <text:p text:style-name="Preformatted_20_Text">mysql&gt; desc employee;</text:p>
      <text:p text:style-name="Preformatted_20_Text">+--------------+--------------+------+-----+---------+-------+</text:p>
      <text:p text:style-name="Preformatted_20_Text">| Field <text:s text:c="7"/>| Type <text:s text:c="8"/>| Null | Key | Default | Extra |</text:p>
      <text:p text:style-name="Preformatted_20_Text">+--------------+--------------+------+-----+---------+-------+</text:p>
      <text:p text:style-name="Preformatted_20_Text">| employeenum <text:s/>| int <text:s text:c="9"/>| NO <text:s text:c="2"/>| PRI | NULL <text:s text:c="3"/>| <text:s text:c="6"/>|</text:p>
      <text:p text:style-name="Preformatted_20_Text">| employeename | varchar(250) | YES <text:s/>| <text:s text:c="4"/>| NULL <text:s text:c="3"/>| <text:s text:c="6"/>|</text:p>
      <text:p text:style-name="Preformatted_20_Text">| dob <text:s text:c="9"/>| date <text:s text:c="8"/>| YES <text:s/>| <text:s text:c="4"/>| NULL <text:s text:c="3"/>| <text:s text:c="6"/>|</text:p>
      <text:p text:style-name="Preformatted_20_Text">| address <text:s text:c="5"/>| varchar(250) | YES <text:s/>| <text:s text:c="4"/>| NULL <text:s text:c="3"/>| <text:s text:c="6"/>|</text:p>
      <text:p text:style-name="Preformatted_20_Text">| mobilenum <text:s text:c="3"/>| varchar(50) <text:s/>| YES <text:s/>| <text:s text:c="4"/>| NULL <text:s text:c="3"/>| <text:s text:c="6"/>|</text:p>
      <text:p text:style-name="Preformatted_20_Text">| deptno <text:s text:c="6"/>| int <text:s text:c="9"/>| YES <text:s/>| <text:s text:c="4"/>| NULL <text:s text:c="3"/>| <text:s text:c="6"/>|</text:p>
      <text:p text:style-name="Preformatted_20_Text">| salary <text:s text:c="6"/>| int <text:s text:c="9"/>| YES <text:s/>| <text:s text:c="4"/>| NULL <text:s text:c="3"/>| <text:s text:c="6"/>|</text:p>
      <text:p text:style-name="Preformatted_20_Text">| designation <text:s/>| varchar(50) <text:s/>| YES <text:s/>| <text:s text:c="4"/>| NULL <text:s text:c="3"/>| <text:s text:c="6"/>|</text:p>
      <text:p text:style-name="Preformatted_20_Text">+--------------+--------------+------+-----+---------+-------+</text:p>
      <text:p text:style-name="Preformatted_20_Text">8 rows in set (0.00 sec)</text:p>
      <text:p text:style-name="Preformatted_20_Text"><text:soft-page-break/></text:p>
      <text:p text:style-name="Preformatted_20_Text">mysql&gt; ALTER TABLE department RENAME COLUMN <text:s/>deptno TO deptnum;</text:p>
      <text:p text:style-name="Preformatted_20_Text">ERROR 1054 (42S22): Unknown column &amp;apos;deptno&amp;apos; in &amp;apos;department&amp;apos;</text:p>
      <text:p text:style-name="Preformatted_20_Text">mysql&gt; ALTER TABLE employee RENAME COLUMN <text:s/>deptno TO deptnum;</text:p>
      <text:p text:style-name="Preformatted_20_Text">Query OK, 0 rows affected (0.20 sec)</text:p>
      <text:p text:style-name="Preformatted_20_Text">Records: 0 <text:s/>Duplicates: 0 <text:s/>Warnings: 0</text:p>
      <text:p text:style-name="Preformatted_20_Text"/>
      <text:p text:style-name="Preformatted_20_Text">mysql&gt; ALTER TABLE employee ADD CONSTRAINT FK_deptnum FOREIGN KEY(deptnum) REFERENCES department(deptnum);</text:p>
      <text:p text:style-name="Preformatted_20_Text">Query OK, 0 rows affected (0.85 sec)</text:p>
      <text:p text:style-name="Preformatted_20_Text">Records: 0 <text:s/>Duplicates: 0 <text:s/>Warnings: 0</text:p>
      <text:p text:style-name="Preformatted_20_Text"/>
      <text:p text:style-name="Preformatted_20_Text">mysql&gt; ALTER TABLE orders DROP PRIMARY KEY;</text:p>
      <text:p text:style-name="Preformatted_20_Text">Query OK, 0 rows affected (1.36 sec)</text:p>
      <text:p text:style-name="Preformatted_20_Text">Records: 0 <text:s/>Duplicates: 0 <text:s/>Warnings: 0</text:p>
      <text:p text:style-name="Preformatted_20_Text"/>
      <text:p text:style-name="Preformatted_20_Text">mysql&gt; desc orders;</text:p>
      <text:p text:style-name="Preformatted_20_Text">+----------+------+------+-----+---------+-------+</text:p>
      <text:p text:style-name="Preformatted_20_Text">| Field <text:s text:c="3"/>| Type | Null | Key | Default | Extra |</text:p>
      <text:p text:style-name="Preformatted_20_Text">+----------+------+------+-----+---------+-------+</text:p>
      <text:p text:style-name="Preformatted_20_Text">| orderid <text:s/>| int <text:s/>| NO <text:s text:c="2"/>| <text:s text:c="4"/>| NULL <text:s text:c="3"/>| <text:s text:c="6"/>|</text:p>
      <text:p text:style-name="Preformatted_20_Text">| orderno <text:s/>| int <text:s/>| NO <text:s text:c="2"/>| <text:s text:c="4"/>| NULL <text:s text:c="3"/>| <text:s text:c="6"/>|</text:p>
      <text:p text:style-name="Preformatted_20_Text">| personid | int <text:s/>| YES <text:s/>| MUL | NULL <text:s text:c="3"/>| <text:s text:c="6"/>|</text:p>
      <text:p text:style-name="Preformatted_20_Text">+----------+------+------+-----+---------+-------+</text:p>
      <text:p text:style-name="Preformatted_20_Text">3 rows in set (0.00 sec)</text:p>
      <text:p text:style-name="Preformatted_20_Text"/>
      <text:p text:style-name="P1">mysql&gt; client_loop: send disconnect: Broken pip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5:28:50.547020771</meta:creation-date>
    <dc:date>2025-02-10T15:29:44.669378726</dc:date>
    <meta:editing-duration>PT54S</meta:editing-duration>
    <meta:editing-cycles>1</meta:editing-cycles>
    <meta:document-statistic meta:table-count="0" meta:image-count="0" meta:object-count="0" meta:page-count="11" meta:paragraph-count="457" meta:word-count="4489" meta:character-count="30960" meta:non-whitespace-character-count="24904"/>
    <meta:generator>LibreOffice/7.3.7.2$Linux_X86_64 LibreOffice_project/30$Build-2</meta:generator>
  </office:meta>
</office:document-meta>
</file>